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a265" officeooo:paragraph-rsid="0001794f"/>
    </style:style>
    <style:style style:name="P2" style:family="paragraph" style:parent-style-name="Standard">
      <style:text-properties officeooo:rsid="0005a265" officeooo:paragraph-rsid="000283a1"/>
    </style:style>
    <style:style style:name="P3" style:family="paragraph" style:parent-style-name="Standard">
      <style:text-properties officeooo:rsid="0005a265" officeooo:paragraph-rsid="00047543"/>
    </style:style>
    <style:style style:name="P4" style:family="paragraph" style:parent-style-name="Standard">
      <style:text-properties officeooo:rsid="0005a265" officeooo:paragraph-rsid="0014637c"/>
    </style:style>
    <style:style style:name="P5" style:family="paragraph" style:parent-style-name="Standard">
      <style:text-properties fo:color="#ef413d" officeooo:rsid="0005a265" officeooo:paragraph-rsid="000283a1"/>
    </style:style>
    <style:style style:name="P6" style:family="paragraph" style:parent-style-name="Standard">
      <style:text-properties officeooo:paragraph-rsid="000283a1"/>
    </style:style>
    <style:style style:name="P7" style:family="paragraph" style:parent-style-name="Standard">
      <style:text-properties officeooo:rsid="002ac0fa" officeooo:paragraph-rsid="000560f2"/>
    </style:style>
    <style:style style:name="P8" style:family="paragraph" style:parent-style-name="Standard">
      <style:text-properties officeooo:paragraph-rsid="00047543"/>
    </style:style>
    <style:style style:name="P9" style:family="paragraph" style:parent-style-name="Standard">
      <style:text-properties officeooo:rsid="0006c3fc" officeooo:paragraph-rsid="0006c3fc"/>
    </style:style>
    <style:style style:name="P10" style:family="paragraph" style:parent-style-name="Text_20_body">
      <style:text-properties officeooo:rsid="0015fc1f" officeooo:paragraph-rsid="0015fc1f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15fc1f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rsid="000c2dfa" officeooo:paragraph-rsid="000c2dfa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Preformatted_20_Text" style:list-style-name="L1">
      <style:paragraph-properties fo:margin-top="0in" fo:margin-bottom="0.1965in" loext:contextual-spacing="false"/>
    </style:style>
    <style:style style:name="T1" style:family="text">
      <style:text-properties officeooo:rsid="0001794f"/>
    </style:style>
    <style:style style:name="T2" style:family="text">
      <style:text-properties officeooo:rsid="0005a265"/>
    </style:style>
    <style:style style:name="T3" style:family="text">
      <style:text-properties officeooo:rsid="0009480f"/>
    </style:style>
    <style:style style:name="T4" style:family="text">
      <style:text-properties officeooo:rsid="000c2dfa"/>
    </style:style>
    <style:style style:name="T5" style:family="text">
      <style:text-properties fo:color="#ce181e" fo:font-size="10.5pt" fo:font-weight="bold" officeooo:rsid="0015fc1f" style:font-size-asian="10.5pt" style:font-weight-asian="bold" style:font-size-complex="10.5pt" style:font-weight-complex="bold"/>
    </style:style>
    <style:style style:name="T6" style:family="text">
      <style:text-properties fo:font-size="13pt" fo:font-weight="bold" fo:background-color="#fff200" loext:char-shading-value="0" style:font-size-asian="13pt" style:font-weight-asian="bold" style:font-size-complex="13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: <text:a xlink:type="simple" xlink:href="https://github.com/lgsvl/apollo-5.0" text:style-name="Internet_20_link" text:visited-style-name="Visited_20_Internet_20_Link">https://github.com/lgsvl/apollo-</text:a><text:a xlink:type="simple" xlink:href="https://github.com/lgsvl/apollo-5.0" text:style-name="Internet_20_link" text:visited-style-name="Visited_20_Internet_20_Link"><text:span text:style-name="T1">5.0</text:span></text:a></text:p>
      <text:p text:style-name="P1">Just google Apollo lgsvl <text:span text:style-name="T1">5.0</text:span></text:p>
      <text:p text:style-name="P1"/>
      <text:p text:style-name="P5">Apollo 3.5 start script:</text:p>
      <text:p text:style-name="P2"/>
      <text:p text:style-name="P2">abhi@cudus:~$ <text:s text:c="2"/>cd apollo-5.0/</text:p>
      <text:p text:style-name="P2"/>
      <text:p text:style-name="P6"><text:span text:style-name="T2"><text:tab/><text:tab/></text:span><text:span text:style-name="Source_20_Text">./docker/scripts/dev_start.sh <text:s text:c="2"/>#starts Docker</text:span></text:p>
      <text:p text:style-name="P6"><text:span text:style-name="Source_20_Text"/></text:p>
      <text:p text:style-name="P6"><text:span text:style-name="Source_20_Text"><text:tab/><text:tab/>./docker/scripts/dev_into.sh <text:s text:c="3"/>#Gets into docker</text:span></text:p>
      <text:p text:style-name="P2"/>
      <text:p text:style-name="P4"><text:s text:c="24"/>./apollo.sh build_gpu <text:s text:c="2"/>(optional) → You have to do it every time PC is restarted.</text:p>
      <text:p text:style-name="P2"/>
      <text:p text:style-name="P1"/>
      <text:p text:style-name="P8"><text:span text:style-name="T2"><text:tab/><text:tab/></text:span>Launching Apollo alongside the simulator</text:p>
      <text:p text:style-name="Text_20_body">Here we only describe only a simple case of driving from point A to point B using Apollo and the simulator.</text:p>
      <text:p text:style-name="Text_20_body">To launch apollo, first launch and enter a container as described in the previous steps.</text:p>
      <text:list xml:id="list2324815049" text:style-name="L1">
        <text:list-item>
          <text:p text:style-name="P12">To start Apollo:</text:p>
          <text:p text:style-name="P19"><text:span text:style-name="Source_20_Text"><text:s text:c="2"/>bootstrap.sh <text:s text:c="2"/>---→</text:span><text:span text:style-name="Source_20_Text"><text:span text:style-name="T3"> This starts DreamView background service.</text:span></text:span></text:p>
          <text:p text:style-name="P13">PERSONAL NOTE : bootstrap.sh starts/runs Apollo . IT also starts DreamView.</text:p>
        </text:list-item>
        <text:list-item>
          <text:p text:style-name="P12">Note: you may receive errors about dreamview not being build if you do not run the script from the <text:span text:style-name="Source_20_Text">/apollo</text:span> directory.</text:p>
        </text:list-item>
        <text:list-item>
          <text:p text:style-name="P12">Launch bridge (inside docker container):</text:p>
          <text:p text:style-name="P19"><text:span text:style-name="Source_20_Text"><text:s text:c="2"/>bridge.sh <text:s text:c="2"/></text:span><text:span text:style-name="Source_20_Text"><text:span text:style-name="T4">##this starts the bridge between Apollo and lgsvl.</text:span></text:span></text:p>
        </text:list-item>
      </text:list>
      <text:p text:style-name="P11"><text:span text:style-name="Source_20_Text"><text:span text:style-name="T5">LGSVL SIMULATOR : </text:span></text:span></text:p>
      <text:list xml:id="list214960608495961" text:continue-numbering="true" text:style-name="L1">
        <text:list-item>
          <text:p text:style-name="P12">Run the LG SVL Simulator outside of docker. See instructions in the <text:a xlink:type="simple" xlink:href="https://www.lgsvlsimulator.com/docs/getting-started/#simulator-instructions" text:style-name="Internet_20_link" text:visited-style-name="Visited_20_Internet_20_Link">simulator repository</text:a></text:p>
        </text:list-item>
        <text:list-item text:style-override="L2">
          <text:p text:style-name="P17">Create a simulation with <text:span text:style-name="Source_20_Text">BorregasAve</text:span> map and the <text:span text:style-name="Source_20_Text">Lincoln2017MKZ (Apollo 5.0)</text:span> vehicles. </text:p>
          <text:list text:style-name="L2">
            <text:list-item>
              <text:p text:style-name="P17">Next to the vehicle dropdown, enter the IP of the machine running Apollo and the port number of the bridge (default is 9090). </text:p>
              <text:list>
                <text:list-item>
                  <text:p text:style-name="P17">Example: Apollo is running on the same computer as the simulator. Bridge connection string will be <text:span text:style-name="Source_20_Text">localhost:9090</text:span>. </text:p>
                </text:list-item>
              </text:list>
            </text:list-item>
          </text:list>
        </text:list-item>
        <text:list-item text:style-override="L2">
          <text:p text:style-name="P14">(optional) Enable Traffic and Pedestrians. </text:p>
        </text:list-item>
      </text:list>
      <text:p text:style-name="P10"><text:span text:style-name="T6">Dreamview browser :</text:span> </text:p>
      <text:list xml:id="list214960736467426" text:continue-list="list214960608495961" text:style-name="L3">
        <text:list-item>
          <text:p text:style-name="P15">Open Apollo dreamview in a browser by navigating to: <text:span text:style-name="Source_20_Text">localhost:8888</text:span></text:p>
        </text:list-item>
        <text:list-item text:style-override="L4">
          <text:p text:style-name="P18">Select the <text:span text:style-name="Source_20_Text">Lincoln2017MKZ</text:span> vehicle and <text:span text:style-name="Source_20_Text">BorregasAve</text:span> map in the top right corner. </text:p>
        </text:list-item>
        <text:list-item text:style-override="L4">
          <text:p text:style-name="P18">Open the <text:span text:style-name="Strong_20_Emphasis">Module Controller</text:span> tab (on the left bar). </text:p>
        </text:list-item>
        <text:list-item text:style-override="L4">
          <text:p text:style-name="P18">Enable <text:span text:style-name="Strong_20_Emphasis">Localization</text:span>, <text:span text:style-name="Strong_20_Emphasis">Transform</text:span>, <text:span text:style-name="Strong_20_Emphasis">Perception</text:span>, <text:span text:style-name="Strong_20_Emphasis">Traffic Light</text:span>, <text:span text:style-name="Strong_20_Emphasis">Planning</text:span>, <text:span text:style-name="Strong_20_Emphasis">Prediction</text:span>, <text:span text:style-name="Strong_20_Emphasis">Routing</text:span>. </text:p>
        </text:list-item>
        <text:list-item text:style-override="L4">
          <text:p text:style-name="P18">Navigate to the <text:span text:style-name="Strong_20_Emphasis">Route Editing</text:span> tab. </text:p>
        </text:list-item>
        <text:list-item text:style-override="L4">
          <text:p text:style-name="P18"><text:soft-page-break/>Select a destination by clicking on a lane line and clicking <text:span text:style-name="Strong_20_Emphasis">Submit Route</text:span>. </text:p>
        </text:list-item>
        <text:list-item text:style-override="L4">
          <text:p text:style-name="P18">Enable <text:span text:style-name="Strong_20_Emphasis">Control</text:span> in <text:span text:style-name="Strong_20_Emphasis">Module Controller</text:span> tab. </text:p>
        </text:list-item>
        <text:list-item text:style-override="L4">
          <text:p text:style-name="P18">Watch the vehicle navigate to the destination. </text:p>
        </text:list-item>
        <text:list-item text:style-override="L4">
          <text:p text:style-name="P16">To stop the docker container run the <text:span text:style-name="Source_20_Text">dev_start.sh stop</text:span> script in <text:span text:style-name="Source_20_Text">apollo/docker/scripts</text:span> in a new terminal (not in the docker container). </text:p>
          <text:p text:style-name="P15"/>
        </text:list-item>
      </text:list>
      <text:p text:style-name="P3"/>
      <text:p text:style-name="P9">Stop Script :</text:p>
      <text:p text:style-name="P9">Log into another terminal .</text:p>
      <text:p text:style-name="P9"/>
      <text:p text:style-name="P9">Get into the directory – apollo-5.0/docker/scripts</text:p>
      <text:p text:style-name="P9"/>
      <text:p text:style-name="P9">cd apollo-5.0/docker/scripts</text:p>
      <text:p text:style-name="P9"/>
      <text:p text:style-name="P9">Then run ./dev_start.sh stop </text:p>
      <text:p text:style-name="P9"/>
      <text:p text:style-name="P9">abhi@cudus:~/apollo-5.0/docker/scripts$ ./dev_start.sh </text:p>
      <text:p text:style-name="P9"/>
      <text:p text:style-name="P9"/>
      <text:p text:style-name="P9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02:59:49.829023921</meta:creation-date>
    <meta:generator>LibreOffice/6.0.7.3$Linux_X86_64 LibreOffice_project/00m0$Build-3</meta:generator>
    <dc:date>2020-04-02T21:49:58.870922311</dc:date>
    <meta:editing-duration>P3DT21H1M38S</meta:editing-duration>
    <meta:editing-cycles>16</meta:editing-cycles>
    <meta:document-statistic meta:table-count="0" meta:image-count="0" meta:object-count="0" meta:page-count="2" meta:paragraph-count="39" meta:word-count="345" meta:character-count="2282" meta:non-whitespace-character-count="1933"/>
  </office:meta>
</office:document-meta>
</file>